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04cm" draw:marker-end-width="0.204cm" draw:fill-color="#00ffff" draw:textarea-horizontal-align="center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marker-start-width="0.204cm" draw:marker-end-width="0.204cm" draw:fill-color="#00ffff" draw:textarea-horizontal-align="left" draw:textarea-vertical-align="top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7" style:family="graphic" style:parent-style-name="standard">
      <style:graphic-properties svg:stroke-color="#280099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marker-start="Arrow" draw:marker-start-width="0.3cm" draw:marker-end="Square" draw:marker-end-width="0.3cm" draw:textarea-vertical-align="middle"/>
    </style:style>
    <style:style style:name="gr11" style:family="graphic" style:parent-style-name="objectwithoutfill">
      <style:graphic-properties svg:stroke-color="#280099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3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09cm" svg:height="3.072cm" svg:x="2.147cm" svg:y="5.945cm">
          <text:p text:style-name="P1"><text:span text:style-name="T1">Linux H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973cm" svg:height="1.011cm" svg:x="7.698cm" svg:y="9.043cm">
          <text:p text:style-name="P1">Ethernet</text:p>
          <draw:enhanced-geometry svg:viewBox="0 0 21600 21600" draw:glue-points="10800 0 0 10800 10800 21600 21600 10800 ?f40 ?f41" draw:text-areas="0 0 21600 21600" draw:type="rectangular-callout" draw:modifiers="-4464.4376899696 39080.6324110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.973cm" svg:height="1.373cm" svg:x="6.893cm" svg:y="20.3cm">
          <text:p text:style-name="P1">Master</text:p>
          <text:p text:style-name="P1">Trigger</text:p>
          <draw:enhanced-geometry svg:viewBox="0 0 21600 21600" draw:glue-points="10800 0 0 10800 10800 21600 21600 10800 ?f40 ?f41" draw:text-areas="0 0 21600 21600" draw:type="rectangular-callout" draw:modifiers="-11719.1489361702 7215.720524017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1.973cm" svg:height="1.373cm" svg:x="14.361cm" svg:y="12.436cm">
          <text:p text:style-name="P1">CAMAC</text:p>
          <text:p text:style-name="P1">to VME</text:p>
          <draw:enhanced-geometry svg:viewBox="0 0 21600 21600" draw:glue-points="10800 0 0 10800 10800 21600 21600 10800 ?f40 ?f41" draw:text-areas="0 0 21600 21600" draw:type="rectangular-callout" draw:modifiers="33417.6291793313 17009.60698689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11.161cm" svg:height="4.185cm" svg:x="4.944cm" svg:y="23.186cm">
          <text:p text:style-name="P3">DGF-4C<text:tab/><text:tab/>XIA Digital Gamma Finder</text:p>
          <text:p text:style-name="P3">PPC<text:tab/><text:tab/><text:tab/>CES PowerPC RIO2 or RIO3</text:p>
          <text:p text:style-name="P3">TRIG<text:tab/><text:tab/><text:tab/>GSI TRIVA Trigger Module</text:p>
          <text:p text:style-name="P3">ADC<text:tab/>/ TDC<text:tab/>Caen ADC V785, TDC V775,</text:p>
          <text:p text:style-name="P3"><text:tab/><text:tab/><text:tab/>Mesytec MADC32, MTDC32</text:p>
          <text:p text:style-name="P3">SCA<text:tab/><text:tab/><text:tab/>SIS Scaler 3820</text:p>
          <text:p text:style-name="P3">CC32/VC32<text:tab/>CAMAC-to-VME Interf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253cm" svg:height="1.55cm" svg:x="3.874cm" svg:y="1.986cm">
          <text:p text:style-name="P1"><text:span text:style-name="T2">MARaBOU Hardware Configuration</text:span></text:p>
          <text:p text:style-name="P1"><text:span text:style-name="T2">Miniball Experiment</text:span>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2" draw:layer="layout" svg:width="8.255cm" svg:height="5.715cm" svg:x="11.024cm" svg:y="6.477cm">
            <text:p text:style-name="P1"><text:span text:style-name="T1">CAMA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8.255cm" svg:height="5.715cm" svg:x="10.735cm" svg:y="6.213cm">
            <text:p text:style-name="P1"><text:span text:style-name="T1">CAMA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draw:layer="layout" svg:width="8.255cm" svg:height="5.715cm" svg:x="10.443cm" svg:y="5.945cm">
            <text:p text:style-name="P1"><text:span text:style-name="T1">CAMA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524cm" svg:height="3.302cm" svg:x="11.438cm" svg:y="7.692cm">
            <text:p text:style-name="P1">D</text:p>
            <text:p text:style-name="P1">G</text:p>
            <text:p text:style-name="P1">F</text:p>
            <text:p text:style-name="P1">4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6.281cm" svg:y="7.692cm">
            <text:p text:style-name="P1">C</text:p>
            <text:p text:style-name="P1">C</text:p>
            <text:p text:style-name="P1">3</text:p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3.271cm" svg:y="7.692cm">
            <text:p text:style-name="P1">D</text:p>
            <text:p text:style-name="P1">G</text:p>
            <text:p text:style-name="P1">F</text:p>
            <text:p text:style-name="P1">4C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" draw:layer="layout" svg:width="16.509cm" svg:height="5.715cm" svg:x="2.27cm" svg:y="13.869cm">
            <text:p text:style-name="P1"><text:span text:style-name="T1"><text:s text:c="39"/></text:span><text:span text:style-name="T1">V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1.524cm" svg:height="3.302cm" svg:x="3.094cm" svg:y="15.605cm">
            <text:p text:style-name="P1">P</text:p>
            <text:p text:style-name="P1">P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7.212cm" svg:y="15.605cm">
            <text:p text:style-name="P1">A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8.974cm" svg:y="15.605cm">
            <text:p text:style-name="P1">T</text:p>
            <text:p text:style-name="P1">D</text:p>
            <text:p text:style-name="P1">C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4.901cm" svg:y="15.605cm">
            <text:p text:style-name="P1">T</text:p>
            <text:p text:style-name="P1">R</text:p>
            <text:p text:style-name="P1">I</text:p>
            <text:p text:style-name="P1">G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0.727cm" svg:y="15.605cm">
            <text:p text:style-name="P1">S</text:p>
            <text:p text:style-name="P1">C</text:p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6.679cm" svg:y="15.511cm">
            <text:p text:style-name="P1">V</text:p>
            <text:p text:style-name="P1">C</text:p>
            <text:p text:style-name="P1">3</text:p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6.365cm" svg:y="15.295cm">
            <text:p text:style-name="P1">V</text:p>
            <text:p text:style-name="P1">C</text:p>
            <text:p text:style-name="P1">3</text:p>
            <text:p text:style-name="P1">2</text:p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524cm" svg:height="3.302cm" svg:x="16.098cm" svg:y="15.028cm">
            <text:p text:style-name="P1">V</text:p>
            <text:p text:style-name="P1">C</text:p>
            <text:p text:style-name="P1">3</text:p>
            <text:p text:style-name="P1">2</text:p>
            <draw:enhanced-geometry svg:viewBox="0 0 21600 21600" draw:type="rectangle" draw:enhanced-path="M 0 0 L 21600 0 21600 21600 0 21600 0 0 Z N"/>
          </draw:custom-shape>
        </draw:g>
        <draw:line draw:style-name="gr7" draw:text-style-name="P1" draw:layer="layout" svg:x1="17.556cm" svg:y1="11.012cm" svg:x2="17.508cm" svg:y2="15.005cm">
          <text:p/>
        </draw:line>
        <draw:custom-shape draw:style-name="gr4" draw:text-style-name="P5" draw:layer="layout" svg:width="12.364cm" svg:height="0.413cm" svg:x="4.318cm" svg:y="27.974cm">
          <text:p text:style-name="P1"><text:span text:style-name="T3">Last update: R. Lutter, 14-Jan-2015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082cm" svg:height="1.443cm" svg:x="1.588cm" svg:y="10.5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9" draw:text-style-name="P1" draw:layer="layout" svg:x1="5.051cm" svg:y1="9.14cm" svg:x2="5.027cm" svg:y2="10.944cm">
          <text:p/>
        </draw:line>
        <draw:line draw:style-name="gr9" draw:text-style-name="P1" draw:layer="layout" svg:x1="4.065cm" svg:y1="11.69cm" svg:x2="4.017cm" svg:y2="15.683cm">
          <text:p/>
        </draw:line>
        <draw:line draw:style-name="gr10" draw:text-style-name="P1" draw:layer="layout" svg:x1="5.677cm" svg:y1="18.954cm" svg:x2="5.677cm" svg:y2="21.864cm">
          <text:p/>
        </draw:line>
        <draw:line draw:style-name="gr11" draw:text-style-name="P1" draw:layer="layout" svg:x1="17.872cm" svg:y1="11.762cm" svg:x2="17.824cm" svg:y2="15.394cm">
          <text:p/>
        </draw:line>
        <draw:line draw:style-name="gr11" draw:text-style-name="P1" draw:layer="layout" svg:x1="18.177cm" svg:y1="11.972cm" svg:x2="18.134cm" svg:y2="15.5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visible" draw:shadow-offset-x="0.051cm" draw:shadow-offset-y="0.051cm" draw:shadow-color="#333333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di Lutter</meta:initial-creator>
    <meta:creation-date>2014-12-09T13:05:30.673663601</meta:creation-date>
    <dc:date>2015-01-14T14:00:46.127941703</dc:date>
    <dc:creator>Rudi Lutter</dc:creator>
    <meta:editing-duration>PT3M9S</meta:editing-duration>
    <meta:editing-cycles>12</meta:editing-cycles>
    <meta:generator>LibreOffice/4.2.7.2$Linux_X86_64 LibreOffice_project/420m0$Build-2</meta:generator>
    <meta:document-statistic meta:object-count="31"/>
  </office:meta>
</office:document-meta>
</file>